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rrors.isMatchingFieldError( String field , FieldError fieldErr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rrors.getFieldErrors(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Errors.has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canonicalFieldNam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reject(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FieldError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rrors.reject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Glob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pushNestedPath( String sub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rrors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fixedField( @ Nullable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rrors.doSetNestedPath( @ Nullable String nested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rrors.has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FieldType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rrors.getField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rrors.getFieldErrorCount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popNested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rrors.rejectValue( @ Nullable String field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Field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A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rrors.rejectValue( @ Nullable String field ,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rrors.hasFieldError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rrors.getGlobal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rrors.setNestedPath( @ Nullable String nes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